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4.191cm" svg:height="3.175cm" svg:x="1.635cm" svg:y="3.667cm">
          <text:p text:style-name="P1">Inicial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191cm" svg:height="3.175cm" svg:x="7.731cm" svg:y="3.667cm">
          <text:p text:style-name="P1">Verific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191cm" svg:height="3.175cm" svg:x="14.843cm" svg:y="3.667cm">
          <text:p text:style-name="P1">Estabil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191cm" svg:height="3.175cm" svg:x="19.669cm" svg:y="6.842cm">
          <text:p text:style-name="P1">Housekee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191cm" svg:height="3.175cm" svg:x="19.796cm" svg:y="11.414cm">
          <text:p text:style-name="P1">Control</text:p>
          <text:p text:style-name="P1">Actit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191cm" svg:height="3.175cm" svg:x="19.542cm" svg:y="16.367cm">
          <text:p text:style-name="P1">Corrección</text:p>
          <text:p text:style-name="P1">Actit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191cm" svg:height="3.175cm" svg:x="11.414cm" svg:y="11.541cm">
          <text:p text:style-name="P1">Ahorro</text:p>
          <text:p text:style-name="P1">Energ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9.827cm" svg:y1="6.842cm" svg:x2="3.731cm" svg:y2="6.842cm" draw:start-shape="id1" draw:start-glue-point="8" draw:end-shape="id2" draw:end-glue-point="8" svg:d="m9827 6842c0 751-6096 751-6096 0">
          <text:p text:style-name="P1"/>
          <text:p text:style-name="P1"/>
          <text:p text:style-name="P1">Ok_no</text:p>
        </draw:connector>
        <draw:connector draw:style-name="gr2" draw:text-style-name="P1" draw:layer="layout" draw:type="curve" svg:x1="3.731cm" svg:y1="3.667cm" svg:x2="9.826cm" svg:y2="3.667cm" draw:start-shape="id2" draw:start-glue-point="4" draw:end-shape="id1" svg:d="m3731 3667c0-753 6095-753 6095 0">
          <text:p text:style-name="P1"/>
          <text:p text:style-name="P1">*</text:p>
        </draw:connector>
        <draw:connector draw:style-name="gr3" draw:text-style-name="P1" draw:layer="layout" draw:type="curve" svg:x1="1.554cm" svg:y1="1.68cm" svg:x2="2.248cm" svg:y2="4.132cm" draw:end-shape="id2" draw:end-glue-point="5" svg:d="m1554 1680c0 1114 694-111 694 2452">
          <text:p/>
        </draw:connector>
        <draw:connector draw:style-name="gr2" draw:text-style-name="P1" draw:layer="layout" draw:type="curve" svg:x1="11.922cm" svg:y1="5.255cm" svg:x2="14.843cm" svg:y2="5.255cm" draw:start-shape="id1" draw:start-glue-point="10" draw:end-shape="id3" draw:end-glue-point="6" svg:d="m11922 5255h2921">
          <text:p text:style-name="P1"/>
          <text:p text:style-name="P1">Ok_si</text:p>
        </draw:connector>
        <draw:connector draw:style-name="gr3" draw:text-style-name="P1" draw:layer="layout" draw:type="curve" svg:x1="19.034cm" svg:y1="5.255cm" svg:x2="21.764cm" svg:y2="6.842cm" draw:start-shape="id3" draw:start-glue-point="10" draw:end-shape="id4" svg:d="m19034 5255c1820 0 2730 529 2730 1587">
          <text:p/>
        </draw:connector>
        <draw:connector draw:style-name="gr3" draw:text-style-name="P1" draw:layer="layout" draw:type="curve" svg:x1="9.827cm" svg:y1="6.842cm" svg:x2="13.51cm" svg:y2="11.541cm" draw:start-shape="id1" draw:start-glue-point="8" draw:end-shape="id5" draw:end-glue-point="4" svg:d="m9827 6842c0 3523 3683 1174 3683 4699">
          <text:p/>
        </draw:connector>
        <draw:connector draw:style-name="gr3" draw:text-style-name="P1" draw:layer="layout" draw:type="curve" svg:x1="16.939cm" svg:y1="6.842cm" svg:x2="13.509cm" svg:y2="11.541cm" draw:start-shape="id3" draw:start-glue-point="8" draw:end-shape="id5" svg:d="m16939 6842c0 3523-3430 1174-3430 4699">
          <text:p/>
        </draw:connector>
        <draw:connector draw:style-name="gr3" draw:text-style-name="P1" draw:layer="layout" draw:type="curve" svg:x1="20.282cm" svg:y1="9.552cm" svg:x2="14.992cm" svg:y2="12.006cm" draw:start-shape="id4" draw:start-glue-point="7" draw:end-shape="id5" draw:end-glue-point="11" svg:d="m20282 9552c0 1840-5290 614-5290 2454">
          <text:p/>
        </draw:connector>
        <draw:connector draw:style-name="gr3" draw:text-style-name="P1" draw:layer="layout" draw:type="curve" svg:x1="21.765cm" svg:y1="10.017cm" svg:x2="21.892cm" svg:y2="11.414cm" draw:start-shape="id4" draw:start-glue-point="8" draw:end-shape="id6" draw:end-glue-point="4" svg:d="m21765 10017c0 1047 127 349 127 1397">
          <text:p/>
        </draw:connector>
        <draw:connector draw:style-name="gr3" draw:text-style-name="P1" draw:layer="layout" draw:type="curve" svg:x1="23.987cm" svg:y1="13.002cm" svg:x2="23.733cm" svg:y2="17.954cm" draw:start-shape="id6" draw:start-glue-point="10" draw:end-shape="id7" svg:d="m23987 13002c751 0 878 4952-254 4952">
          <text:p/>
        </draw:connector>
        <draw:connector draw:style-name="gr3" draw:text-style-name="P1" draw:layer="layout" draw:type="curve" svg:x1="20.155cm" svg:y1="19.077cm" svg:x2="12.027cm" svg:y2="14.251cm" draw:start-shape="id7" draw:start-glue-point="7" draw:end-shape="id5" draw:end-glue-point="7" svg:d="m20155 19077c0 1449-8128 3862-8128-4826">
          <text:p/>
        </draw:connector>
        <draw:connector draw:style-name="gr3" draw:text-style-name="P1" draw:layer="layout" draw:type="curve" svg:x1="19.796cm" svg:y1="13.002cm" svg:x2="15.605cm" svg:y2="13.129cm" draw:start-shape="id6" draw:start-glue-point="6" draw:end-shape="id5" draw:end-glue-point="10" svg:d="m19796 13002c-3144 0-1049 127-4191 127">
          <text:p/>
        </draw:connector>
        <draw:frame draw:style-name="gr4" draw:layer="layout" svg:width="3.034cm" svg:height="0.962cm" svg:x="10.525cm" svg:y="8.239cm">
          <draw:text-box>
            <text:p>noche_si</text:p>
          </draw:text-box>
        </draw:frame>
        <draw:frame draw:style-name="gr4" draw:layer="layout" svg:width="3.034cm" svg:height="0.962cm" svg:x="13.841cm" svg:y="7.35cm">
          <draw:text-box>
            <text:p>noche_si</text:p>
          </draw:text-box>
        </draw:frame>
        <draw:frame draw:style-name="gr4" draw:layer="layout" svg:width="3.034cm" svg:height="0.962cm" svg:x="16.127cm" svg:y="9.763cm">
          <draw:text-box>
            <text:p>noche_si</text:p>
          </draw:text-box>
        </draw:frame>
        <draw:frame draw:style-name="gr4" draw:layer="layout" svg:width="3.034cm" svg:height="0.962cm" svg:x="16.367cm" svg:y="12.049cm">
          <draw:text-box>
            <text:p>noche_si</text:p>
          </draw:text-box>
        </draw:frame>
        <draw:frame draw:style-name="gr4" draw:layer="layout" svg:width="3.034cm" svg:height="0.962cm" svg:x="15.605cm" svg:y="19.415cm">
          <draw:text-box>
            <text:p>noche_si</text:p>
          </draw:text-box>
        </draw:frame>
        <draw:frame draw:style-name="gr5" draw:layer="layout" svg:width="3.556cm" svg:height="0.962cm" svg:x="16.013cm" svg:y="13.319cm">
          <draw:text-box>
            <text:p>Act_ok_si</text:p>
          </draw:text-box>
        </draw:frame>
        <draw:frame draw:style-name="gr4" draw:layer="layout" svg:width="3.495cm" svg:height="0.962cm" svg:x="20.939cm" svg:y="14.716cm">
          <draw:text-box>
            <text:p>Act_ok_no</text:p>
          </draw:text-box>
        </draw:frame>
        <draw:connector draw:style-name="gr3" draw:text-style-name="P1" draw:layer="layout" draw:type="curve" svg:x1="13.51cm" svg:y1="14.716cm" svg:x2="20.409cm" svg:y2="14.124cm" draw:start-shape="id5" draw:start-glue-point="8" draw:end-shape="id6" draw:end-glue-point="7" svg:d="m13510 14716c0 751 6899 1047 6899-592">
          <text:p/>
        </draw:connector>
        <draw:frame draw:style-name="gr4" draw:layer="layout" svg:width="3.177cm" svg:height="0.962cm" svg:x="15.857cm" svg:y="15.405cm">
          <draw:text-box>
            <text:p>Timer = 0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rcedes </meta:initial-creator>
    <meta:creation-date>2011-12-27T14:28:53</meta:creation-date>
    <dc:date>2011-12-27T14:52:04</dc:date>
    <dc:creator>Mercedes </dc:creator>
    <meta:editing-duration>PT6M40S</meta:editing-duration>
    <meta:editing-cycles>1</meta:editing-cycles>
    <meta:document-statistic meta:object-count="28"/>
    <meta:generator>LibreOffice/3.4$Unix LibreOffice_project/340m1$Build-402</meta:generator>
  </office:meta>
</office:document-meta>
</file>